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c911" officeooo:paragraph-rsid="001ec9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 for git shar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5:31:22.439161081</meta:creation-date>
    <dc:date>2016-09-16T15:31:51.430304131</dc:date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22" meta:non-whitespace-character-count="18"/>
    <meta:generator>LibreOffice/4.2.8.2$Linux_X86_64 LibreOffice_project/420m0$Build-2</meta:generator>
  </office:meta>
</office:document-meta>
</file>